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font-name="Arial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4" style:family="table-cell" style:parent-style-name="Default" style:data-style-name="N0">
      <style:text-properties style:font-name="Arial" fo:font-size="10pt" style:font-name-asian="Tahoma" style:font-size-asian="10pt" style:font-name-complex="Tahoma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Tahoma" style:font-size-asian="10pt" style:font-name-complex="Tahoma" style:font-size-complex="10pt"/>
    </style:style>
    <style:style style:name="ce6" style:family="table-cell" style:parent-style-name="Default" style:data-style-name="N0">
      <style:table-cell-properties fo:background-color="transparent"/>
      <style:text-properties style:font-name="Arial" fo:font-size="10pt" style:font-name-asian="Tahoma" style:font-size-asian="10pt" style:font-name-complex="Tahoma" style:font-size-complex="10pt"/>
    </style:style>
    <style:style style:name="ce7" style:family="table-cell" style:parent-style-name="Default" style:data-style-name="N37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8" style:family="table-cell" style:parent-style-name="Default" style:data-style-name="N0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10" style:family="table-cell" style:parent-style-name="Default" style:data-style-name="N104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1" style:family="table-cell" style:parent-style-name="Default" style:data-style-name="N10105">
      <style:table-cell-properties fo:background-color="#c4d79b" fo:border="0.06pt solid #000000"/>
      <style:text-properties style:font-name="Arial" fo:font-size="10pt" style:font-name-asian="Tahoma" style:font-size-asian="10pt" style:font-name-complex="Tahoma" style:font-size-complex="10pt"/>
    </style:style>
    <style:style style:name="ce12" style:family="table-cell" style:parent-style-name="Default" style:data-style-name="N10105">
      <style:table-cell-properties fo:background-color="#c4d79b" fo:border="0.06pt solid #000000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/kg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Importe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8-06-02" calcext:value-type="date">
            <text:p>02/06/18</text:p>
          </table:table-cell>
          <table:table-cell table:style-name="ce9" office:value-type="float" office:value="1004" calcext:value-type="float">
            <text:p>1004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18-06-03" calcext:value-type="date">
            <text:p>03/06/18</text:p>
          </table:table-cell>
          <table:table-cell table:style-name="ce9" office:value-type="float" office:value="1092" calcext:value-type="float">
            <text:p>1092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date" office:date-value="2018-06-04" calcext:value-type="date">
            <text:p>04/06/18</text:p>
          </table:table-cell>
          <table:table-cell table:style-name="ce9" office:value-type="float" office:value="1128" calcext:value-type="float">
            <text:p>1128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date" office:date-value="2018-06-05" calcext:value-type="date">
            <text:p>05/06/18</text:p>
          </table:table-cell>
          <table:table-cell table:style-name="ce9" office:value-type="float" office:value="1157" calcext:value-type="float">
            <text:p>1157 kg</text:p>
          </table:table-cell>
          <table:table-cell table:style-name="ce3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8-06-06" calcext:value-type="date">
            <text:p>06/06/18</text:p>
          </table:table-cell>
          <table:table-cell table:style-name="ce9" office:value-type="float" office:value="1360" calcext:value-type="float">
            <text:p>1360 kg</text:p>
          </table:table-cell>
          <table:table-cell table:style-name="ce3" office:value-type="float" office:value="104" calcext:value-type="float">
            <text:p>104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date" office:date-value="2018-06-07" calcext:value-type="date">
            <text:p>07/06/18</text:p>
          </table:table-cell>
          <table:table-cell table:style-name="ce9" office:value-type="float" office:value="1189" calcext:value-type="float">
            <text:p>1189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date" office:date-value="2018-06-08" calcext:value-type="date">
            <text:p>08/06/18</text:p>
          </table:table-cell>
          <table:table-cell table:style-name="ce9" office:value-type="float" office:value="1084" calcext:value-type="float">
            <text:p>1084 kg</text:p>
          </table:table-cell>
          <table:table-cell table:style-name="ce3" office:value-type="float" office:value="103" calcext:value-type="float">
            <text:p>103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date" office:date-value="2018-06-09" calcext:value-type="date">
            <text:p>09/06/18</text:p>
          </table:table-cell>
          <table:table-cell table:style-name="ce9" office:value-type="float" office:value="1349" calcext:value-type="float">
            <text:p>1349 kg</text:p>
          </table:table-cell>
          <table:table-cell table:style-name="ce3" office:value-type="float" office:value="100" calcext:value-type="float">
            <text:p>100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date" office:date-value="2018-06-10" calcext:value-type="date">
            <text:p>10/06/18</text:p>
          </table:table-cell>
          <table:table-cell table:style-name="ce9" office:value-type="float" office:value="1391" calcext:value-type="float">
            <text:p>1391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date" office:date-value="2018-06-11" calcext:value-type="date">
            <text:p>11/06/18</text:p>
          </table:table-cell>
          <table:table-cell table:style-name="ce9" office:value-type="float" office:value="1308" calcext:value-type="float">
            <text:p>1308 kg</text:p>
          </table:table-cell>
          <table:table-cell table:style-name="ce3" office:value-type="float" office:value="102" calcext:value-type="float">
            <text:p>102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3" office:value-type="string" calcext:value-type="string">
            <text:p>Total</text:p>
          </table:table-cell>
          <table:table-cell table:style-name="ce10"/>
          <table:table-cell table:style-name="ce4"/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Importe de los pedidos anteriores al 8/6/2018</text:p>
          </table:table-cell>
          <table:covered-table-cell table:number-columns-repeated="3"/>
          <table:table-cell table:style-name="ce12"/>
          <table:table-cell table:style-name="ce4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Raíz cuadrada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Raíz cúbica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Cociente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Resto</text:p>
          </table:table-cell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i para servir los kilos de nuestros pedidos usásemos sacos de 25 Kg, cuántos sacos harían falta para servir los pedidos del día 14?</text:p>
          </table:table-cell>
          <table:table-cell table:number-columns-repeated="1023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1"/>
      <number:text> kg</number:text>
    </number:number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23:54:24.2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25:22.994000000</meta:creation-date>
    <dc:date>2017-10-04T23:55:13.553000000</dc:date>
    <meta:editing-duration>PT1M15S</meta:editing-duration>
    <meta:editing-cycles>3</meta:editing-cycles>
    <meta:generator>LibreOffice/5.3.6.1$Windows_X86_64 LibreOffice_project/686f202eff87ef707079aeb7f485847613344eb7</meta:generator>
    <meta:document-statistic meta:table-count="1" meta:cell-count="53" meta:object-count="0"/>
  </office:meta>
</office:document-meta>
</file>